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style:style style:name="P1" style:parent-style-name="Абзацсписка" style:master-page-name="MP0" style:list-style-name="LFO1" style:family="paragraph">
      <style:paragraph-properties fo:break-before="page" fo:margin-bottom="0.1388in" fo:line-height="115%" fo:margin-left="0.3937in">
        <style:tab-stops/>
      </style:paragraph-properties>
    </style:style>
    <style:style style:name="T2" style:parent-style-name="Код" style:family="text">
      <style:text-properties fo:language="ru" fo:country="RU"/>
    </style:style>
    <style:style style:name="T3" style:parent-style-name="Код" style:family="text">
      <style:text-properties fo:language="ru" fo:country="RU"/>
    </style:style>
    <style:style style:name="T4" style:parent-style-name="Основнойшрифтабзаца" style:family="text">
      <style:text-properties style:text-position="super 66.6%"/>
    </style:style>
    <style:style style:name="T5" style:parent-style-name="Основнойшрифтабзаца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P6" style:parent-style-name="Абзацсписка" style:family="paragraph">
      <style:paragraph-properties fo:margin-left="0.3937in">
        <style:tab-stops/>
      </style:paragraph-properties>
    </style:style>
    <style:style style:name="T7" style:parent-style-name="Основнойшрифтабзаца" style:family="text">
      <style:text-properties style:font-weight-complex="bold" style:font-style-complex="italic"/>
    </style:style>
    <style:style style:name="T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P9" style:parent-style-name="Абзацсписка" style:family="paragraph">
      <style:paragraph-properties fo:margin-left="0.5909in">
        <style:tab-stops/>
      </style:paragraph-properties>
    </style:style>
    <style:style style:name="T10" style:parent-style-name="Основнойшрифтабзаца" style:family="text">
      <style:text-properties fo:font-weight="bold" style:font-weight-asian="bold" fo:language="en" fo:country="US"/>
    </style:style>
    <style:style style:name="P11" style:parent-style-name="Абзацсписка" style:family="paragraph">
      <style:paragraph-properties fo:margin-left="0.5909in">
        <style:tab-stops/>
      </style:paragraph-properties>
    </style:style>
    <style:style style:name="T12" style:parent-style-name="Основнойшрифтабзаца" style:family="text">
      <style:text-properties fo:font-weight="bold" style:font-weight-asian="bold" fo:language="en" fo:country="US"/>
    </style:style>
    <style:style style:name="P13" style:parent-style-name="Абзацсписка" style:family="paragraph">
      <style:paragraph-properties fo:margin-left="0.5909in">
        <style:tab-stops/>
      </style:paragraph-properties>
    </style:style>
    <style:style style:name="T14" style:parent-style-name="Основнойшрифтабзаца" style:family="text">
      <style:text-properties fo:font-weight="bold" style:font-weight-asian="bold" fo:language="en" fo:country="US"/>
    </style:style>
    <style:style style:name="P15" style:parent-style-name="Абзацсписка" style:family="paragraph">
      <style:paragraph-properties fo:margin-left="0.3937in">
        <style:tab-stops/>
      </style:paragraph-properties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P21" style:parent-style-name="Абзацсписка" style:family="paragraph">
      <style:paragraph-properties fo:margin-left="0.3937in">
        <style:tab-stops/>
      </style:paragraph-properties>
    </style:style>
    <style:style style:name="P22" style:parent-style-name="Абзацсписка" style:list-style-name="LFO1" style:family="paragraph">
      <style:paragraph-properties fo:margin-bottom="0.1388in" fo:line-height="115%" fo:margin-left="0.3937in">
        <style:tab-stops/>
      </style:paragraph-properties>
    </style:style>
    <style:style style:name="T23" style:parent-style-name="Код" style:family="text">
      <style:text-properties fo:language="ru" fo:country="RU"/>
    </style:style>
    <style:style style:name="T24" style:parent-style-name="Основнойшрифтабзаца" style:family="text">
      <style:text-properties style:text-position="super 66.6%"/>
    </style:style>
    <style:style style:name="P25" style:parent-style-name="Абзацсписка" style:family="paragraph">
      <style:paragraph-properties fo:margin-left="0.3937in">
        <style:tab-stops/>
      </style:paragraph-properties>
    </style:style>
    <style:style style:name="P26" style:parent-style-name="Абзацсписка" style:family="paragraph">
      <style:paragraph-properties fo:margin-left="0.5909in">
        <style:tab-stops/>
      </style:paragraph-properties>
    </style:style>
    <style:style style:name="T27" style:parent-style-name="Основнойшрифтабзаца" style:family="text">
      <style:text-properties fo:font-weight="bold" style:font-weight-asian="bold" fo:language="en" fo:country="US"/>
    </style:style>
    <style:style style:name="P28" style:parent-style-name="Абзацсписка" style:family="paragraph">
      <style:paragraph-properties fo:margin-left="0.5909in">
        <style:tab-stops/>
      </style:paragraph-properties>
    </style:style>
    <style:style style:name="T29" style:parent-style-name="Основнойшрифтабзаца" style:family="text">
      <style:text-properties fo:font-weight="bold" style:font-weight-asian="bold" fo:language="en" fo:country="US"/>
    </style:style>
    <style:style style:name="T30" style:parent-style-name="Основнойшрифтабзаца" style:family="text">
      <style:text-properties fo:font-weight="bold" style:font-weight-asian="bold" fo:language="en" fo:country="US"/>
    </style:style>
    <style:style style:name="T31" style:parent-style-name="Основнойшрифтабзаца" style:family="text">
      <style:text-properties fo:font-weight="bold" style:font-weight-asian="bold" fo:language="en" fo:country="US"/>
    </style:style>
    <style:style style:name="T32" style:parent-style-name="Основнойшрифтабзаца" style:family="text">
      <style:text-properties fo:font-weight="bold" style:font-weight-asian="bold" fo:language="en" fo:country="US"/>
    </style:style>
    <style:style style:name="P33" style:parent-style-name="Абзацсписка" style:family="paragraph">
      <style:paragraph-properties fo:margin-left="0.5909in">
        <style:tab-stops/>
      </style:paragraph-properties>
    </style:style>
    <style:style style:name="T34" style:parent-style-name="Основнойшрифтабзаца" style:family="text">
      <style:text-properties fo:font-weight="bold" style:font-weight-asian="bold" fo:language="en" fo:country="US"/>
    </style:style>
    <style:style style:name="T35" style:parent-style-name="Основнойшрифтабзаца" style:family="text">
      <style:text-properties fo:font-weight="bold" style:font-weight-asian="bold" fo:language="en" fo:country="US"/>
    </style:style>
    <style:style style:name="T36" style:parent-style-name="Основнойшрифтабзаца" style:family="text">
      <style:text-properties fo:font-weight="bold" style:font-weight-asian="bold" fo:language="en" fo:country="US"/>
    </style:style>
    <style:style style:name="T37" style:parent-style-name="Основнойшрифтабзаца" style:family="text">
      <style:text-properties fo:font-weight="bold" style:font-weight-asian="bold" fo:language="en" fo:country="US"/>
    </style:style>
    <style:style style:name="P38" style:parent-style-name="Абзацсписка" style:family="paragraph">
      <style:paragraph-properties fo:margin-left="0.3937in">
        <style:tab-stops/>
      </style:paragraph-properties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Абзацсписка" style:family="paragraph">
      <style:paragraph-properties fo:margin-left="0.3937in">
        <style:tab-stops/>
      </style:paragraph-properties>
    </style:style>
    <style:style style:name="P42" style:parent-style-name="Абзацсписка" style:list-style-name="LFO1" style:family="paragraph">
      <style:paragraph-properties fo:margin-left="0.3937in" fo:text-indent="-0.1965in">
        <style:tab-stops/>
      </style:paragraph-properties>
    </style:style>
    <style:style style:name="P43" style:parent-style-name="Абзацсписка" style:family="paragraph">
      <style:paragraph-properties fo:margin-left="0.3937in">
        <style:tab-stops/>
      </style:paragraph-properties>
    </style:style>
    <style:style style:name="P44" style:parent-style-name="Абзацсписка" style:list-style-name="LFO1" style:family="paragraph">
      <style:paragraph-properties fo:margin-left="0.3937in" fo:text-indent="-0.1965in">
        <style:tab-stops/>
      </style:paragraph-properties>
    </style:style>
    <style:style style:name="P45" style:parent-style-name="Абзацсписка" style:list-style-name="LFO1" style:family="paragraph">
      <style:paragraph-properties fo:margin-left="0.3937in" fo:text-indent="-0.1965in">
        <style:tab-stops/>
      </style:paragraph-properties>
    </style:style>
    <style:style style:name="P46" style:parent-style-name="Абзацсписка" style:list-style-name="LFO1" style:family="paragraph">
      <style:paragraph-properties fo:margin-left="0.3937in" fo:text-indent="-0.1965in">
        <style:tab-stops/>
      </style:paragraph-properties>
    </style:style>
    <style:style style:name="P47" style:parent-style-name="Абзацсписка" style:list-style-name="LFO1" style:family="paragraph">
      <style:paragraph-properties fo:margin-left="0.3937in" fo:text-indent="-0.1965in">
        <style:tab-stops/>
      </style:paragraph-properties>
    </style:style>
    <style:style style:name="P48" style:parent-style-name="Абзацсписка" style:family="paragraph">
      <style:paragraph-properties fo:margin-left="0.3937in">
        <style:tab-stops/>
      </style:paragraph-properties>
    </style:style>
    <style:style style:name="P49" style:parent-style-name="Абзацсписка" style:list-style-name="LFO1" style:family="paragraph">
      <style:paragraph-properties fo:margin-left="0.3937in" fo:text-indent="-0.1965in">
        <style:tab-stops/>
      </style:paragraph-properties>
    </style:style>
    <style:style style:name="P50" style:parent-style-name="Обычный" style:family="paragraph">
      <style:paragraph-properties fo:margin-left="0.4923in">
        <style:tab-stops/>
      </style:paragraph-properties>
    </style:style>
    <style:style style:name="P51" style:parent-style-name="Обычный" style:family="paragraph">
      <style:paragraph-properties fo:margin-left="0.4923in">
        <style:tab-stops/>
      </style:paragraph-properties>
    </style:style>
    <style:style style:name="P52" style:parent-style-name="Обычный" style:family="paragraph">
      <style:paragraph-properties fo:margin-left="0.4923in">
        <style:tab-stops/>
      </style:paragraph-properties>
    </style:style>
    <style:style style:name="P53" style:parent-style-name="Абзацсписка" style:family="paragraph">
      <style:paragraph-properties fo:margin-left="0.3937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Текстовый файл<text:s/><text:span text:style-name="T2">24-</text:span><text:span text:style-name="Код">s</text:span><text:span text:style-name="T3">1.</text:span><text:span text:style-name="Код">txt</text:span><text:s/>состоит не более чем из 10<text:span text:style-name="T4">6</text:span><text:s/>заглавных латинских букв (A..Z). Текст разбит на строки различной длины.<text:span text:style-name="T5"><text:s/></text:span>Необходимо найти строку, содержащую наименьшее количество букв A<text:s/>(если таких строк несколько, надо взять ту, которая в файле<text:s/>встретилась раньше). <text:s/>Определите, какая буква встречается в этой строке чаще всего.<text:s/>Если таких букв несколько, надо взять ту, которая стоит позже в алфавите.<text:s/><text:s/>Запишите в ответе эту букву, а затем – сколько раз она встречается во всем файле.</text:p>
        </text:list-item>
      </text:list>
      <text:p text:style-name="P6"><text:span text:style-name="T7">Пример.</text:span><text:span text:style-name="T8"><text:s/></text:span>Исходный файл:</text:p>
      <text:p text:style-name="P9"><text:span text:style-name="T10">ZZQAQ</text:span></text:p>
      <text:p text:style-name="P11"><text:span text:style-name="T12">ZAVLAB</text:span></text:p>
      <text:p text:style-name="P13"><text:span text:style-name="T14">KRAKTU</text:span></text:p>
      <text:p text:style-name="P15">В этом примере в первой<text:s/>и третьей<text:s/>строках<text:s/>по одной<text:s/>букве<text:s/><text:span text:style-name="T16">A</text:span>, во второй<text:s/>–<text:s/>две.<text:s/>Берём<text:s/>первую<text:s/>строку, т.к. она находится в файле раньше. В этой строке чаще<text:s/>других встречаются буквы<text:s/><text:span text:style-name="T17">Z</text:span><text:s/>и<text:s/><text:span text:style-name="T18">Q</text:span><text:s/>(по два раза), выбираем букву<text:s/><text:span text:style-name="T19">Z</text:span>, т. к. она<text:s/>позже стоит в алфавите. В ответе для этого примера надо записать<text:s/><text:span text:style-name="T20">Z</text:span>3, так как во всех строках файла буква Z встречается 3 раза.</text:p>
      <text:p text:style-name="P21"/>
      <text:list text:style-name="LFO1" text:continue-numbering="true">
        <text:list-item>
          <text:p text:style-name="P22">Текстовый файл<text:s/><text:span text:style-name="T23">24-164.</text:span><text:span text:style-name="Код">txt</text:span><text:s/>состоит не более чем из 10<text:span text:style-name="T24">6</text:span><text:s/>заглавных латинских букв (A..Z).<text:s/>Файл<text:s/>разбит<text:s/>на<text:s/>строки различной длины. В строках, содержащих менее<text:s/>20<text:s/>букв<text:s/>E, нужно определить и вывести максимальное расстояние между одинаковыми буквами в одной строке.</text:p>
        </text:list-item>
      </text:list>
      <text:p text:style-name="P25">Пример. Исходный файл:</text:p>
      <text:p text:style-name="P26"><text:span text:style-name="T27">VOVA</text:span></text:p>
      <text:p text:style-name="P28"><text:span text:style-name="T29">ZA</text:span><text:span text:style-name="T30">EA</text:span><text:span text:style-name="T31">L</text:span><text:span text:style-name="T32">E</text:span></text:p>
      <text:p text:style-name="P33"><text:span text:style-name="T34">QR</text:span><text:span text:style-name="T35">A</text:span><text:span text:style-name="T36">EQ</text:span><text:span text:style-name="T37">T</text:span></text:p>
      <text:p text:style-name="P38">В этом примере во всех строках меньше<text:s/>20<text:s/>букв<text:s/><text:span text:style-name="T39">E</text:span>. Самое большое расстояние между одинаковыми буквами – в третьей строке между буквами<text:s/><text:span text:style-name="T40">Q</text:span>, расположенными в строке на<text:s/>1-й и<text:s/>5-й позициях. В ответе для данного примера нужно вывести число<text:s/>4.</text:p>
      <text:p text:style-name="P41"/>
      <text:list text:style-name="LFO1" text:continue-numbering="true">
        <text:list-item>
          <text:p text:style-name="P42">Текстовый файл 24-280.txt состоит не более чем из 106 символов и содержит только заглавные буквы латинского алфавита. Определите максимальное количество идущих подряд символов, среди которых буквы X, Y и Z встречаются ровно по пять раз, а буквы A, B и C не встречаются совсем.</text:p>
        </text:list-item>
      </text:list>
      <text:p text:style-name="P43"/>
      <text:list text:style-name="LFO1" text:continue-numbering="true">
        <text:list-item>
          <text:p text:style-name="P44">Текстовый файл 24-262.txt состоит не более чем из 106 символов и содержит только заглавные буквы латинского алфавита и цифры. Определите максимальную длину подпоследовательности, в которой комбинация символов "SOLO" встречается не более четырёх раз и присутствуют как минимум 5 различных цифр.</text:p>
        </text:list-item>
      </text:list>
      <text:p text:style-name="Абзацсписка"/>
      <text:list text:style-name="LFO1" text:continue-numbering="true">
        <text:list-item>
          <text:p text:style-name="P45">*(А. Богданов) Текстовый файл 24-249.txt состоит не более чем из 106 символов и содержит только десятичные цифры и заглавные буквы латинского алфавита. Найдите минимальную длину подстроки, содержащей все шестнадцатеричные<text:s/><text:soft-page-break/>цифры. Строка может включать повторяющиеся цифры и другие символы. В ответе укажите найденную длину.</text:p>
        </text:list-item>
      </text:list>
      <text:p text:style-name="Абзацсписка"/>
      <text:list text:style-name="LFO1" text:continue-numbering="true">
        <text:list-item>
          <text:p text:style-name="P46">Текстовый файл 24-215.txt содержит строку из символов A, B, C и цифр 1, 2, 3, всего не более чем 106 символов. Определите максимальное количество идущих подряд троек символов вида «буква + цифра + буква».</text:p>
        </text:list-item>
      </text:list>
      <text:p text:style-name="Абзацсписка"/>
      <text:list text:style-name="LFO1" text:continue-numbering="true">
        <text:list-item>
          <text:p text:style-name="P47">В текстовом файле k7b-1.txt находится цепочка из символов латинского алфавита A, B, C, D, E. Найдите максимальную длину цепочки вида EABEABEABE... (состоящей из фрагментов EAB, последний фрагмент может быть неполным).</text:p>
        </text:list-item>
      </text:list>
      <text:p text:style-name="Абзацсписка"/>
      <text:p text:style-name="P48"/>
      <text:list text:style-name="LFO1" text:continue-numbering="true">
        <text:list-item>
          <text:p text:style-name="P49">Текстовый файл состоит из символов R, S и Q. В прилагаемом файле определите максимальное количество символов в непрерывной подпоследовательности, состоящей из идущих подряд групп символов RSQ в указанном порядке. При этом в начале и в конце искомой последовательности группа символов RSQ может быть неполной.</text:p>
        </text:list-item>
      </text:list>
      <text:p text:style-name="P50">Искомая подпоследовательность должна содержать не менее одной полной группы символов RSQ.</text:p>
      <text:p text:style-name="P51">Например, условию задачи удовлетворяют: SQRSQRSQR; QRSQRS и т.п.</text:p>
      <text:p text:style-name="P52">Для выполнения этого задания следует написать программу.</text:p>
      <text:p text:style-name="P53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Код" style:display-name="Код" style:family="text">
      <style:text-properties style:font-name="Courier New" style:font-name-complex="Courier New" fo:font-weight="bold" style:font-weight-asian="bold" fo:language="en" fo:country="US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4-02T19:34:00Z</meta:creation-date>
    <dc:date>2025-04-02T19:54:00Z</dc:date>
    <meta:template xlink:href="Normal.dotm" xlink:type="simple"/>
    <meta:editing-cycles>2</meta:editing-cycles>
    <meta:editing-duration>PT1200S</meta:editing-duration>
    <meta:document-statistic meta:page-count="2" meta:paragraph-count="6" meta:word-count="488" meta:character-count="3265" meta:row-count="23" meta:non-whitespace-character-count="2783"/>
  </office:meta>
</office:document-meta>
</file>